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-dash="Dashed_20__28_var_29_" svg:stroke-color="#008000" draw:marker-end="Arrow" draw:marker-end-width="0.3cm" draw:fill="solid" draw:fill-color="#00ae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stroke-dash="Dashed_20__28_var_29_" svg:stroke-color="#008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000000" draw:fill="solid" draw:fill-color="#ff3366" draw:textarea-vertical-align="middle" draw:auto-grow-height="false" fo:min-height="0.749cm" fo:min-width="0.499cm"/>
    </style:style>
    <style:style style:name="gr12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-dash="Dashed_20__28_var_29_" svg:stroke-color="#008000"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color="#c0c0c0" draw:marker-end="Arrow" draw:marker-end-width="0.3cm" draw:fill="solid" draw:fill-color="#ffff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4" style:family="paragraph">
      <style:text-properties fo:color="#cccccc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cccc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7" draw:layer="layout" svg:width="1.5cm" svg:height="1cm" svg:x="5.111cm" svg:y="1.754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3" draw:id="id3" draw:layer="layout" svg:width="3.546cm" svg:height="1.321cm" svg:x="4.082cm" svg:y="3.492cm">
          <text:p text:style-name="P1"><text:span text:style-name="T1">1. Notify presence</text:span></text:p>
          <text:p text:style-name="P1"><text:span text:style-name="T1">publish 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" draw:text-style-name="P4" draw:layer="layout" svg:width="0.5cm" svg:height="0.962cm" svg:x="7.444cm" svg:y="2.091cm">
          <draw:text-box>
            <text:p text:style-name="P4"/>
          </draw:text-box>
        </draw:frame>
        <draw:custom-shape draw:style-name="gr4" draw:text-style-name="P2" draw:id="id4" draw:layer="layout" svg:width="3.097cm" svg:height="2.871cm" svg:x="10.019cm" svg:y="3.294cm">
          <text:p text:style-name="P2">2.</text:p>
          <text:p text:style-name="P2">Has PSC</text:p>
          <text:p text:style-name="P2">valid </text:p>
          <text:p text:style-name="P2"><text:s/>cooki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1" draw:layer="layout" svg:width="2.393cm" svg:height="0.844cm" svg:x="14.439cm" svg:y="4.307cm">
          <text:p text:style-name="P1"><text:span text:style-name="T1">Reject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5" draw:id="id2" draw:layer="layout" svg:x1="8.67cm" svg:y1="5.207cm" svg:x2="8.67cm" svg:y2="7.966cm">
          <text:p text:style-name="P4"/>
        </draw:line>
        <draw:connector draw:style-name="gr6" draw:text-style-name="P5" draw:layer="layout" svg:x1="15.635cm" svg:y1="5.149cm" svg:x2="8.67cm" svg:y2="7.966cm" draw:start-shape="id1" draw:start-glue-point="6" draw:end-shape="id2" draw:end-glue-point="2">
          <text:p text:style-name="P4"/>
        </draw:connector>
        <draw:connector draw:style-name="gr6" draw:text-style-name="P5" draw:layer="layout" draw:line-skew="-3.487cm -1.657cm" svg:x1="5.854cm" svg:y1="4.813cm" svg:x2="8.67cm" svg:y2="5.207cm" draw:start-shape="id3" draw:start-glue-point="6" draw:end-shape="id2" draw:end-glue-point="0">
          <text:p text:style-name="P4"/>
        </draw:connector>
        <draw:connector draw:style-name="gr6" draw:text-style-name="P5" draw:layer="layout" draw:line-skew="-2.108cm" svg:x1="11.567cm" svg:y1="6.163cm" svg:x2="8.67cm" svg:y2="6.586cm" draw:start-shape="id4" draw:start-glue-point="6" draw:end-shape="id2" draw:end-glue-point="1">
          <text:p text:style-name="P4"/>
        </draw:connector>
        <draw:connector draw:style-name="gr6" draw:text-style-name="P5" draw:layer="layout" svg:x1="8.67cm" svg:y1="5.207cm" svg:x2="10.019cm" svg:y2="4.728cm" draw:start-shape="id2" draw:start-glue-point="0" draw:end-shape="id4" draw:end-glue-point="5">
          <text:p text:style-name="P4"/>
        </draw:connector>
        <draw:connector draw:style-name="gr7" draw:text-style-name="P5" draw:layer="layout" svg:x1="13.116cm" svg:y1="4.728cm" svg:x2="14.439cm" svg:y2="4.728cm" draw:start-shape="id4" draw:start-glue-point="7" draw:end-shape="id1" draw:end-glue-point="5">
          <text:p text:style-name="P4"/>
        </draw:connector>
        <draw:frame draw:style-name="gr8" draw:text-style-name="P7" draw:layer="layout" svg:width="0.951cm" svg:height="0.645cm" svg:x="13.117cm" svg:y="4.194cm">
          <draw:text-box>
            <text:p text:style-name="P6">No</text:p>
          </draw:text-box>
        </draw:frame>
        <draw:frame draw:style-name="gr8" draw:text-style-name="P7" draw:layer="layout" svg:width="1.074cm" svg:height="0.645cm" svg:x="9.599cm" svg:y="6.079cm">
          <draw:text-box>
            <text:p text:style-name="P6">Yes</text:p>
          </draw:text-box>
        </draw:frame>
        <draw:custom-shape draw:style-name="gr9" draw:text-style-name="P2" draw:id="id5" draw:layer="layout" svg:width="2.842cm" svg:height="2.927cm" svg:x="4.28cm" svg:y="6.474cm">
          <text:p text:style-name="P2">3. </text:p>
          <text:p text:style-name="P2">Received </text:p>
          <text:p text:style-name="P2">INVALID</text:p>
          <text:p text:style-name="P2">ms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3" draw:layer="layout" svg:x1="8.67cm" svg:y1="7.966cm" svg:x2="7.12cm" svg:y2="7.937cm" draw:start-shape="id2" draw:start-glue-point="2" draw:end-shape="id5" draw:end-glue-point="7">
          <text:p text:style-name="P4"/>
        </draw:connector>
        <draw:custom-shape draw:style-name="gr11" draw:text-style-name="P2" draw:id="id6" draw:layer="layout" svg:width="1.211cm" svg:height="1.294cm" svg:x="1.745cm" svg:y="7.32cm">
          <text:p text:style-name="P2">En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3" draw:layer="layout" svg:x1="4.28cm" svg:y1="7.937cm" svg:x2="2.956cm" svg:y2="7.966cm" draw:start-shape="id5" draw:start-glue-point="5" draw:end-shape="id6" draw:end-glue-point="10">
          <text:p text:style-name="P4"/>
        </draw:connector>
        <draw:frame draw:style-name="gr8" draw:text-style-name="P7" draw:layer="layout" svg:width="1.074cm" svg:height="0.645cm" svg:x="3.293cm" svg:y="7.375cm">
          <draw:text-box>
            <text:p text:style-name="P6">Yes</text:p>
          </draw:text-box>
        </draw:frame>
        <draw:frame draw:style-name="gr13" draw:text-style-name="P6" draw:layer="layout" svg:width="2.369cm" svg:height="0.645cm" svg:x="9.121cm" svg:y="6.503cm">
          <draw:text-box>
            <text:p text:style-name="P6">Send profile</text:p>
          </draw:text-box>
        </draw:frame>
        <draw:custom-shape draw:style-name="gr9" draw:text-style-name="P2" draw:id="id7" draw:layer="layout" svg:width="2.956cm" svg:height="1.633cm" svg:x="4.25cm" svg:y="10.19cm">
          <text:p text:style-name="P2">4. Store profile &amp; </text:p>
          <text:p text:style-name="P2">service list in </text:p>
          <text:p text:style-name="P2">RoutingTab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svg:x1="5.7cm" svg:y1="9.401cm" svg:x2="5.727cm" svg:y2="10.19cm" draw:start-shape="id5" draw:start-glue-point="6" draw:end-shape="id7" draw:end-glue-point="4">
          <text:p text:style-name="P4"/>
        </draw:connector>
        <draw:frame draw:style-name="gr8" draw:text-style-name="P7" draw:layer="layout" svg:width="0.951cm" svg:height="0.645cm" svg:x="5.884cm" svg:y="9.232cm">
          <draw:text-box>
            <text:p text:style-name="P6">No</text:p>
          </draw:text-box>
        </draw:frame>
        <draw:custom-shape draw:style-name="gr9" draw:text-style-name="P2" draw:id="id8" draw:layer="layout" svg:width="2.111cm" svg:height="1.435cm" svg:x="4.617cm" svg:y="12.526cm">
          <text:p text:style-name="P2">5.</text:p>
          <text:p text:style-name="P2">Iterate over</text:p>
          <text:p text:style-name="P2">services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9" draw:text-style-name="P2" draw:id="id9" draw:layer="layout" svg:width="3.407cm" svg:height="2.59cm" svg:x="3.996cm" svg:y="14.805cm">
          <text:p text:style-name="P2">6.</text:p>
          <text:p text:style-name="P2">Does router</text:p>
          <text:p text:style-name="P2">have complete</text:p>
          <text:p text:style-name="P2">svc profi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id="id10" draw:layer="layout" svg:width="2.59cm" svg:height="1.745cm" svg:x="9.007cm" svg:y="15.173cm">
          <text:p text:style-name="P2">8. Pick a service</text:p>
          <text:p text:style-name="P2">provider PSC at</text:p>
          <text:p text:style-name="P2">random; request</text:p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9" draw:text-style-name="P2" draw:id="id11" draw:layer="layout" svg:width="3.068cm" svg:height="1.857cm" svg:x="12.694cm" svg:y="13.173cm">
          <text:p text:style-name="P2">9. Set interrupt</text:p>
          <text:p text:style-name="P2">to check profile </text:p>
          <text:p text:style-name="P2">received; re-issue</text:p>
          <text:p text:style-name="P2">request if no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5" draw:id="id12" draw:layer="layout" svg:x1="13.174cm" svg:y1="17.17cm" svg:x2="13.174cm" svg:y2="19.929cm">
          <text:p text:style-name="P4"/>
        </draw:line>
        <draw:custom-shape draw:style-name="gr14" draw:text-style-name="P2" draw:id="id13" draw:layer="layout" svg:width="3.434cm" svg:height="1.745cm" svg:x="14.356cm" svg:y="17.676cm">
          <text:p text:style-name="P2">10. Return profiles for</text:p>
          <text:p text:style-name="P2">all versions of</text:p>
          <text:p text:style-name="P2">the service being </text:p>
          <text:p text:style-name="P2">r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4" draw:layer="layout" svg:width="2.083cm" svg:height="1.351cm" svg:x="9.711cm" svg:y="19.252cm">
          <text:p text:style-name="P2">11.</text:p>
          <text:p text:style-name="P2">Store pro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5" draw:layer="layout" svg:width="3.04cm" svg:height="2.252cm" svg:x="4.194cm" svg:y="18.042cm">
          <text:p text:style-name="P2">7.</text:p>
          <text:p text:style-name="P2">Any more</text:p>
          <text:p text:style-name="P2">servic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6" draw:layer="layout" svg:width="1.576cm" svg:height="1.604cm" svg:x="4.926cm" svg:y="21.393cm">
          <text:p text:style-name="P2">Done</text:p>
          <text:p text:style-name="P2">Startup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2" draw:text-style-name="P3" draw:layer="layout" svg:x1="5.727cm" svg:y1="11.821cm" svg:x2="5.672cm" svg:y2="12.526cm" draw:start-shape="id7" draw:start-glue-point="6" draw:end-shape="id8" draw:end-glue-point="4">
          <text:p text:style-name="P4"/>
        </draw:connector>
        <draw:connector draw:style-name="gr12" draw:text-style-name="P3" draw:layer="layout" svg:x1="5.672cm" svg:y1="13.959cm" svg:x2="5.698cm" svg:y2="14.805cm" draw:start-shape="id8" draw:start-glue-point="6" draw:end-shape="id9" draw:end-glue-point="4">
          <text:p text:style-name="P4"/>
        </draw:connector>
        <draw:connector draw:style-name="gr12" draw:text-style-name="P3" draw:layer="layout" svg:x1="7.401cm" svg:y1="16.099cm" svg:x2="9.007cm" svg:y2="16.045cm" draw:start-shape="id9" draw:start-glue-point="7" draw:end-shape="id10" draw:end-glue-point="3">
          <text:p text:style-name="P4"/>
        </draw:connector>
        <draw:connector draw:style-name="gr12" draw:text-style-name="P3" draw:layer="layout" svg:x1="11.597cm" svg:y1="16.045cm" svg:x2="12.694cm" svg:y2="14.101cm" draw:start-shape="id10" draw:start-glue-point="1" draw:end-shape="id11">
          <text:p text:style-name="P4"/>
        </draw:connector>
        <draw:connector draw:style-name="gr10" draw:text-style-name="P3" draw:layer="layout" draw:line-skew="-0.247cm" svg:x1="10.302cm" svg:y1="16.918cm" svg:x2="13.174cm" svg:y2="17.17cm" draw:start-shape="id10" draw:start-glue-point="2" draw:end-shape="id12" draw:end-glue-point="0">
          <text:p text:style-name="P4"/>
        </draw:connector>
        <draw:connector draw:style-name="gr15" draw:text-style-name="P3" draw:layer="layout" draw:line-skew="1.093cm" svg:x1="13.174cm" svg:y1="18.549cm" svg:x2="14.356cm" svg:y2="18.547cm" draw:start-shape="id12" draw:start-glue-point="1" draw:end-shape="id13" draw:end-glue-point="5">
          <text:p text:style-name="P4"/>
        </draw:connector>
        <draw:connector draw:style-name="gr10" draw:text-style-name="P3" draw:layer="layout" svg:x1="13.174cm" svg:y1="19.929cm" svg:x2="11.794cm" svg:y2="19.926cm" draw:start-shape="id12" draw:start-glue-point="2" draw:end-shape="id14" draw:end-glue-point="7">
          <text:p text:style-name="P4"/>
        </draw:connector>
        <draw:connector draw:style-name="gr12" draw:text-style-name="P3" draw:layer="layout" svg:x1="5.698cm" svg:y1="17.393cm" svg:x2="5.713cm" svg:y2="18.042cm" draw:start-shape="id9" draw:start-glue-point="6" draw:end-shape="id15" draw:end-glue-point="4">
          <text:p text:style-name="P4"/>
        </draw:connector>
        <draw:connector draw:style-name="gr12" draw:text-style-name="P3" draw:layer="layout" svg:x1="5.713cm" svg:y1="20.292cm" svg:x2="5.713cm" svg:y2="21.393cm" draw:start-shape="id15" draw:start-glue-point="6" draw:end-shape="id16" draw:end-glue-point="4">
          <text:p text:style-name="P4"/>
        </draw:connector>
        <draw:connector draw:style-name="gr12" draw:text-style-name="P3" draw:layer="layout" draw:line-skew="-0.793cm" svg:x1="4.194cm" svg:y1="19.167cm" svg:x2="4.617cm" svg:y2="13.242cm" draw:start-shape="id15" draw:start-glue-point="5" draw:end-shape="id8" draw:end-glue-point="5">
          <text:p text:style-name="P4"/>
        </draw:connector>
        <draw:connector draw:style-name="gr12" draw:text-style-name="P3" draw:id="id18" draw:layer="layout" svg:x1="5.854cm" svg:y1="3.492cm" svg:x2="5.854cm" svg:y2="3.492cm" draw:start-shape="id3" draw:start-glue-point="4" draw:end-shape="id3" draw:end-glue-point="4">
          <text:p text:style-name="P4"/>
        </draw:connector>
        <draw:connector draw:style-name="gr12" draw:text-style-name="P3" draw:layer="layout" draw:line-skew="-1.036cm" svg:x1="5.86cm" svg:y1="2.754cm" svg:x2="5.854cm" svg:y2="3.492cm" draw:start-shape="id17" draw:start-glue-point="8" draw:end-shape="id18" draw:end-glue-point="0">
          <text:p text:style-name="P4"/>
        </draw:connector>
        <draw:custom-shape draw:style-name="gr14" draw:text-style-name="P8" draw:layer="layout" svg:width="11.484cm" svg:height="1.041cm" svg:x="2.168cm" svg:y="23.785cm">
          <text:p text:style-name="P8">Yellow boxes indicate processes that occur on all PSCs which </text:p>
          <text:p text:style-name="P8">receive the message broadca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11.541cm" svg:height="0.985cm" svg:x="2.139cm" svg:y="25.051cm">
          <text:p text:style-name="P8">Blue boxes are processes <text:s/>on the controlling PSC that occur in response</text:p>
          <text:p text:style-name="P8">to each message received from remote PSC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1.541cm" svg:height="0.986cm" svg:x="2.139cm" svg:y="26.345cm">
          <text:p text:style-name="P8">The red line represents the message bus and green links are messages</text:p>
          <text:p text:style-name="P8">sent on the bus or received from the bus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4.028cm" svg:height="0.962cm" svg:x="15.972cm" svg:y="1cm">
          <draw:text-box>
            <text:p text:style-name="P10">PSC Startup</text:p>
          </draw:text-box>
        </draw:frame>
        <draw:connector draw:style-name="gr17" draw:text-style-name="P12" draw:layer="layout" draw:type="curve" draw:line-skew="0.664cm -0.708cm" svg:x1="15.762cm" svg:y1="14.101cm" svg:x2="10.302cm" svg:y2="15.173cm" draw:start-shape="id11" draw:start-glue-point="7" draw:end-shape="id10" draw:end-glue-point="0">
          <text:p text:style-name="P4"/>
        </draw:connector>
        <draw:frame draw:style-name="gr8" draw:text-style-name="P14" draw:layer="layout" svg:width="1.302cm" svg:height="0.569cm" draw:transform="rotate (-0.33353242005724) translate (14.336cm 11.14cm)">
          <draw:text-box>
            <text:p text:style-name="P13"><text:span text:style-name="T2">trig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1:33:11</meta:creation-date>
    <dc:creator>Matthew Pontefract</dc:creator>
    <dc:date>2008-03-31T23:00:22</dc:date>
    <meta:editing-cycles>7</meta:editing-cycles>
    <meta:editing-duration>PT56M4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